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 fo:font-size="12pt" officeooo:paragraph-rsid="002f2d33" style:font-size-asian="12pt" style:font-size-complex="12pt"/>
    </style:style>
    <style:style style:name="P3" style:family="paragraph" style:parent-style-name="Standard">
      <style:text-properties style:font-name="Times New Roman" fo:font-size="12pt" officeooo:paragraph-rsid="002fc059" style:font-size-asian="12pt" style:font-size-complex="12pt"/>
    </style:style>
    <style:style style:name="P4" style:family="paragraph" style:parent-style-name="Standard">
      <style:text-properties style:font-name="Times New Roman" fo:font-size="12pt" officeooo:paragraph-rsid="00323423" style:font-size-asian="12pt" style:font-size-complex="12pt"/>
    </style:style>
    <style:style style:name="P5" style:family="paragraph" style:parent-style-name="Standard">
      <style:text-properties style:font-name="Times New Roman" fo:font-size="12pt" officeooo:paragraph-rsid="0027b017" style:font-size-asian="12pt" style:font-size-complex="12pt"/>
    </style:style>
    <style:style style:name="P6" style:family="paragraph" style:parent-style-name="Standard">
      <style:text-properties style:font-name="Times New Roman" fo:font-size="12pt" officeooo:paragraph-rsid="0036a05c" style:font-size-asian="12pt" style:font-size-complex="12pt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2pt" fo:language="en" fo:country="US" officeooo:rsid="00329128" officeooo:paragraph-rsid="00329128" style:font-size-asian="12pt" style:font-size-complex="12pt"/>
    </style:style>
    <style:style style:name="P9" style:family="paragraph" style:parent-style-name="Standard">
      <style:text-properties style:font-name="Times New Roman" fo:font-size="12pt" fo:language="en" fo:country="US" officeooo:rsid="0027b017" officeooo:paragraph-rsid="0027b017" style:font-size-asian="12pt" style:font-size-complex="12pt"/>
    </style:style>
    <style:style style:name="P10" style:family="paragraph" style:parent-style-name="Standard">
      <style:text-properties style:font-name="Times New Roman" fo:font-size="12pt" fo:language="en" fo:country="US" fo:font-style="italic" officeooo:rsid="0027b017" style:font-size-asian="12pt" style:font-style-asian="italic" style:font-size-complex="12pt" style:font-style-complex="itali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32e9f"/>
    </style:style>
    <style:style style:name="T3" style:family="text">
      <style:text-properties fo:language="en" fo:country="US" officeooo:rsid="0024bdc3"/>
    </style:style>
    <style:style style:name="T4" style:family="text">
      <style:text-properties fo:language="en" fo:country="US" officeooo:rsid="00268c30"/>
    </style:style>
    <style:style style:name="T5" style:family="text">
      <style:text-properties fo:language="en" fo:country="US" fo:font-weight="bold" officeooo:rsid="00232e9f" style:font-weight-asian="bold" style:font-weight-complex="bold"/>
    </style:style>
    <style:style style:name="T6" style:family="text">
      <style:text-properties fo:language="en" fo:country="US" fo:font-weight="bold" officeooo:rsid="002ae1c9" style:font-weight-asian="bold" style:font-weight-complex="bold"/>
    </style:style>
    <style:style style:name="T7" style:family="text">
      <style:text-properties fo:language="en" fo:country="US" officeooo:rsid="0027b017"/>
    </style:style>
    <style:style style:name="T8" style:family="text">
      <style:text-properties fo:language="en" fo:country="US" officeooo:rsid="00298b5c"/>
    </style:style>
    <style:style style:name="T9" style:family="text">
      <style:text-properties fo:language="en" fo:country="US" officeooo:rsid="0029c073"/>
    </style:style>
    <style:style style:name="T10" style:family="text">
      <style:text-properties fo:language="en" fo:country="US" officeooo:rsid="002ae1c9"/>
    </style:style>
    <style:style style:name="T11" style:family="text">
      <style:text-properties fo:language="en" fo:country="US" officeooo:rsid="002f2d33"/>
    </style:style>
    <style:style style:name="T12" style:family="text">
      <style:text-properties fo:language="en" fo:country="US" officeooo:rsid="002fc059"/>
    </style:style>
    <style:style style:name="T13" style:family="text">
      <style:text-properties fo:language="en" fo:country="US" officeooo:rsid="00216b98"/>
    </style:style>
    <style:style style:name="T14" style:family="text">
      <style:text-properties fo:language="en" fo:country="US" officeooo:rsid="00323423"/>
    </style:style>
    <style:style style:name="T15" style:family="text">
      <style:text-properties officeooo:rsid="00216b98"/>
    </style:style>
    <style:style style:name="T16" style:family="text">
      <style:text-properties style:text-position="super 58%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2f2d33"/>
    </style:style>
    <style:style style:name="T19" style:family="text">
      <style:text-properties fo:language="ru" fo:country="RU" officeooo:rsid="002f2d33"/>
    </style:style>
    <style:style style:name="T20" style:family="text">
      <style:text-properties officeooo:rsid="00323423"/>
    </style:style>
    <style:style style:name="T21" style:family="text">
      <style:text-properties officeooo:rsid="0036a05c"/>
    </style:style>
    <style:style style:name="T22" style:family="text">
      <style:text-properties fo:color="#000000" fo:background-color="#ffffff"/>
    </style:style>
    <style:style style:name="T23" style:family="text">
      <style:text-properties fo:color="#000000" officeooo:rsid="0036a05c" fo:background-color="#ffffff"/>
    </style:style>
    <style:style style:name="T24" style:family="text">
      <style:text-properties fo:color="#000000" fo:language="en" fo:country="US" officeooo:rsid="0027b017" fo:background-color="#ffffff"/>
    </style:style>
    <style:style style:name="T25" style:family="text">
      <style:text-properties fo:color="#000000" fo:language="en" fo:country="US" officeooo:rsid="00323423" fo:background-color="#ffffff"/>
    </style:style>
    <style:style style:name="T26" style:family="text">
      <style:text-properties officeooo:rsid="0038676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. Source file length: ~2Gb</text:p>
      <text:p text:style-name="P1"><text:span text:style-name="T2">M</text:span><text:span text:style-name="T1">ax. database line number: ? 32000</text:span></text:p>
      <text:p text:style-name="P1"/>
      <text:p text:style-name="P7"><text:span text:style-name="T2">1. </text:span>CSV content:</text:p>
      <text:p text:style-name="P1"/>
      <text:p text:style-name="P1"><text:span text:style-name="T15"><text:tab/>1) </text:span>Encoding – according to "CodePage" setting in the EscPosParser2.exe.config file (default <text:tab/><text:tab/>"866")</text:p>
      <text:p text:style-name="P1"><text:span text:style-name="T15"><text:tab/>2) </text:span>Column divider - according to "CSVdelimiter" setting in the EscPosParser2.exe.config <text:tab/><text:tab/>file (default ";")</text:p>
      <text:p text:style-name="P1"/>
      <text:p text:style-name="P7"><text:span text:style-name="T2">2. </text:span>Command data base columns:</text:p>
      <text:p text:style-name="P1"><text:span text:style-name="T15"><text:tab/>1) </text:span>Command (<text:span text:style-name="T11">HEX</text:span>) – <text:span text:style-name="T3">command string </text:span><text:span text:style-name="T12">[</text:span><text:span text:style-name="T3">HEX </text:span><text:span text:style-name="T12">string]</text:span></text:p>
      <text:p text:style-name="P2"><text:span text:style-name="T3"><text:tab/></text:span><text:span text:style-name="T11">2) Command </text:span><text:span text:style-name="T19">parameter size </text:span><text:span text:style-name="T11">(DEC) – </text:span><text:span text:style-name="T12">length of the parameter [byte]</text:span></text:p>
      <text:p text:style-name="P1"><text:tab/><text:span text:style-name="T15">3) </text:span><text:span text:style-name="T12">Command p</text:span>arameter type – <text:span text:style-name="T3">parameter type. Defines how to show/decode </text:span><text:span text:style-name="T12">data</text:span><text:span text:style-name="T3">.</text:span></text:p>
      <text:p text:style-name="P1"><text:tab/><text:span text:style-name="T18">4) </text:span><text:span text:style-name="T12">Command p</text:span>arameter value (dec) – <text:span text:style-name="T3">predefined parameter values if any.</text:span></text:p>
      <text:p text:style-name="P1"><text:tab/><text:span text:style-name="T15">5) </text:span><text:span text:style-name="T12">Command d</text:span>escription – <text:span text:style-name="T3">description of command, parameter or predefined parameter</text:span></text:p>
      <text:p text:style-name="P3"><text:span text:style-name="T15"><text:tab/>6) R</text:span><text:span text:style-name="T12">eply</text:span><text:span text:style-name="T11"> </text:span><text:span text:style-name="T19">parameter size </text:span><text:span text:style-name="T11">(DEC) – </text:span><text:span text:style-name="T12">length of the parameter [byte]</text:span></text:p>
      <text:p text:style-name="P3"><text:tab/><text:span text:style-name="T12">7</text:span><text:span text:style-name="T15">) R</text:span><text:span text:style-name="T12">eply p</text:span>arameter type – <text:span text:style-name="T3">parameter type. Defines how to show/decode </text:span><text:span text:style-name="T12">data</text:span><text:span text:style-name="T3">.</text:span></text:p>
      <text:p text:style-name="P3"><text:tab/><text:span text:style-name="T12">8</text:span><text:span text:style-name="T18">) R</text:span><text:span text:style-name="T12">eply p</text:span>arameter value (dec) – <text:span text:style-name="T3">predefined parameter values if any.</text:span></text:p>
      <text:p text:style-name="P3"><text:span text:style-name="T4"><text:tab/></text:span><text:span text:style-name="T12">9</text:span><text:span text:style-name="T13">) R</text:span><text:span text:style-name="T12">eply d</text:span><text:span text:style-name="T4">escription – </text:span><text:span text:style-name="T3">description of command, parameter or predefined parameter</text:span></text:p>
      <text:p text:style-name="P2"><text:span text:style-name="T12"><text:tab/>10</text:span><text:span text:style-name="T15">) C</text:span>omments – always ignored. <text:span text:style-name="T4">Needed only for correct CSV handling.</text:span></text:p>
      <text:p text:style-name="P1"><text:tab/>All other columns ignored.</text:p>
      <text:p text:style-name="P1"/>
      <text:p text:style-name="P1"><text:span text:style-name="T6">3</text:span><text:span text:style-name="T5">. </text:span><text:span text:style-name="T17">Possible </text:span><text:span text:style-name="T6">parameter</text:span><text:span text:style-name="T17"> types:</text:span></text:p>
      <text:p text:style-name="P3"><text:tab/><text:span text:style-name="T15">1) string</text:span> – <text:span text:style-name="T7">displayed </text:span><text:span text:style-name="T8">with “” </text:span><text:span text:style-name="T10">if printable</text:span><text:span text:style-name="T8">.</text:span></text:p>
      <text:p text:style-name="P3"><text:tab/><text:span text:style-name="T15">2) number</text:span> – <text:span text:style-name="T21">unsigned number</text:span><text:span text:style-name="T7"> displayed.</text:span></text:p>
      <text:p text:style-name="P3"><text:span text:style-name="T15"><text:tab/>3) money</text:span> – <text:span text:style-name="T21">unsigned </text:span><text:span text:style-name="T7">numerical value displayed </text:span><text:span text:style-name="T14">wit 2 chars after dot</text:span><text:span text:style-name="T7">.</text:span></text:p>
      <text:p text:style-name="P6"><text:span text:style-name="T23"><text:tab/>4) m</text:span><text:span text:style-name="T22">oney</text:span><text:span text:style-name="T23">s</text:span><text:span text:style-name="T22">igned </text:span><text:span text:style-name="T23">- signed </text:span><text:span text:style-name="T24">numerical value displayed </text:span><text:span text:style-name="T25">wit 2 chars after dot</text:span><text:span text:style-name="T24">.</text:span></text:p>
      <text:p text:style-name="P4"><text:tab/><text:span text:style-name="T15">4) quantity</text:span> – <text:span text:style-name="T21">unsigned </text:span><text:span text:style-name="T7">numerical value displayed </text:span><text:span text:style-name="T14">wit 3 chars after dot</text:span><text:span text:style-name="T7">.</text:span></text:p>
      <text:p text:style-name="P3"><text:span text:style-name="T15"><text:tab/>5) error#</text:span> - <text:span text:style-name="T26">unsigned number. Displayed with description from errors.csv</text:span><text:span text:style-name="T7">.</text:span></text:p>
      <text:p text:style-name="P3"><text:tab/><text:span text:style-name="T15">6) data</text:span> - <text:span text:style-name="T7">Length: </text:span><text:span text:style-name="T8">until byte shown </text:span><text:span text:style-name="T9">in</text:span><text:span text:style-name="T8"> </text:span><text:span text:style-name="T12">predefined</text:span><text:span text:style-name="T8"> value</text:span><text:span text:style-name="T7">; </text:span><text:span text:style-name="T8">String length</text:span><text:span text:style-name="T7"> displayed.</text:span></text:p>
      <text:p text:style-name="P3"><text:span text:style-name="T15"><text:tab/>7) bitfield</text:span> - <text:span text:style-name="T7">Length: </text:span><text:span text:style-name="T8">until byte shown </text:span><text:span text:style-name="T9">in</text:span><text:span text:style-name="T8"> </text:span><text:span text:style-name="T12">predefined</text:span><text:span text:style-name="T8"> value</text:span><text:span text:style-name="T7">; A numerical value displayed.</text:span></text:p>
      <text:p text:style-name="P8"><text:tab/><text:span text:style-name="T21">8</text:span>) tlvdata – fiscal data structure. 2 bytes – type, 2 bytes – <text:span text:style-name="T21">data </text:span>length, data. Dispalyed as [tt]<text:tab/><text:tab/><text:tab/>[nn]<text:span text:style-name="T21">d0..dnn</text:span>.</text:p>
      <text:p text:style-name="P10"/>
      <text:p text:style-name="P7"><text:span text:style-name="T10">6</text:span><text:span text:style-name="T2">. </text:span>Command data base structure:</text:p>
      <text:p text:style-name="P9"><text:tab/>Each command or parameter must have it’s 1<text:span text:style-name="T16">st</text:span> line clear until “Description”.</text:p>
      <text:p text:style-name="P9"><text:tab/>Each parameter may have several predefined values to define proper description. <text:tab/>Description for predefined value is added to description of the parameter in the program <text:tab/><text:tab/><text:tab/>GUI.</text:p>
      <text:p text:style-name="P9"><text:tab/>Each parameter must be followed by a parameter type definition.</text:p>
      <text:p text:style-name="P9"><text:tab/>“bitfield” parameter is followed by 8 lines describing each bit</text:p>
      <text:p text:style-name="P5"><text:tab/><text:span text:style-name="T20">Parameter size must be a number or "?" - then it's size assumed as "till the end of the frame".</text:span></text:p>
      <text:p text:style-name="P5"><text:tab/><text:span text:style-name="T26">Parameter length can be a link to any previous parameter value using @ prefix. "@4" – <text:tab/><text:tab/><text:tab/>length of parameter is equal to a value of parameter #4. Parameters count starts from <text:tab/><text:tab/>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3M11S</meta:editing-duration>
    <meta:editing-cycles>24</meta:editing-cycles>
    <meta:generator>LibreOffice/5.4.4.2$Windows_X86_64 LibreOffice_project/2524958677847fb3bb44820e40380acbe820f960</meta:generator>
    <dc:date>2018-04-06T18:54:17.696000000</dc:date>
    <meta:document-statistic meta:table-count="0" meta:image-count="0" meta:object-count="0" meta:page-count="1" meta:paragraph-count="34" meta:word-count="366" meta:character-count="2416" meta:non-whitespace-character-count="2022"/>
    <meta:user-defined meta:name="Info 1"/>
    <meta:user-defined meta:name="Info 2"/>
    <meta:user-defined meta:name="Info 3"/>
    <meta:user-defined meta:name="Info 4"/>
  </office:meta>
</office:document-meta>
</file>